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67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e6e6ff"/>
    </style:style>
    <style:style style:name="gr3" style:family="graphic" style:parent-style-name="standard">
      <style:graphic-properties draw:stroke="none" draw:fill="solid" draw:fill-color="#999999"/>
    </style:style>
    <style:style style:name="gr4" style:family="graphic" style:parent-style-name="standard">
      <style:graphic-properties draw:stroke="none" draw:fill="solid" draw:fill-color="#ffcc99"/>
    </style:style>
    <style:style style:name="gr5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6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38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96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16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17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93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21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08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12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5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71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58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2.5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92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755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2.81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3.24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9.34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5.79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1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65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4.63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4.05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6.18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27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2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01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87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47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5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54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27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89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2.1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83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75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2.43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2.10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98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74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2.16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44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60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2.98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92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91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68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5.24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2.48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3.77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5.57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3.93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31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30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12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3.31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3.32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47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12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89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5.64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5.41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1.27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5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51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65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0.76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9cm" fo:min-width="1.30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'Liberation Sans'" fo:font-size="6.5pt" style:font-size-asian="6.5pt" style:font-family-complex="'Liberation Sans'" style:font-size-complex="6.5pt"/>
    </style:style>
    <style:style style:name="T2" style:family="text">
      <style:text-properties fo:color="#000000" fo:font-family="'Liberation Sans'" fo:font-size="6.5pt" fo:font-weight="bold" style:font-size-asian="6.5pt" style:font-family-complex="'Liberation Sans'" style:font-size-complex="6.5pt" style:font-weight-complex="bold"/>
    </style:style>
    <style:style style:name="T3" style:family="text">
      <style:text-properties fo:color="#000000" fo:font-family="'Liberation Sans'" fo:font-size="6.5pt" fo:font-style="italic" style:font-size-asian="6.5pt" style:font-family-complex="'Liberation Sans'" style:font-size-complex="6.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802cm" svg:height="0.255cm" svg:x="14.446cm" svg:y="2.036cm">
          <draw:text-box>
            <text:p text:style-name="P1"><text:span text:style-name="T1">Feuille1</text:span></text:p>
          </draw:text-box>
        </draw:frame>
        <draw:polygon draw:style-name="gr2" draw:layer="layout" svg:width="4.476cm" svg:height="0.586cm" svg:x="2.413cm" svg:y="3.64cm" svg:viewBox="0 0 4477 587" draw:points="0,587 4477,587 4477,0 0,0">
          <text:p/>
        </draw:polygon>
        <draw:polygon draw:style-name="gr2" draw:layer="layout" svg:width="4.476cm" svg:height="0.585cm" svg:x="2.413cm" svg:y="4.226cm" svg:viewBox="0 0 4477 586" draw:points="0,586 4477,586 4477,0 0,0">
          <text:p/>
        </draw:polygon>
        <draw:polygon draw:style-name="gr2" draw:layer="layout" svg:width="2.388cm" svg:height="0.585cm" svg:x="7.295cm" svg:y="4.226cm" svg:viewBox="0 0 2389 586" draw:points="0,586 2389,586 2389,0 0,0">
          <text:p/>
        </draw:polygon>
        <draw:polygon draw:style-name="gr3" draw:layer="layout" svg:width="11.878cm" svg:height="0.585cm" svg:x="9.68cm" svg:y="4.226cm" svg:viewBox="0 0 11879 586" draw:points="0,586 11879,586 11879,0 0,0">
          <text:p/>
        </draw:polygon>
        <draw:polygon draw:style-name="gr2" draw:layer="layout" svg:width="4.476cm" svg:height="0.875cm" svg:x="2.413cm" svg:y="4.811cm" svg:viewBox="0 0 4477 876" draw:points="0,876 4477,876 4477,0 0,0">
          <text:p/>
        </draw:polygon>
        <draw:polygon draw:style-name="gr2" draw:layer="layout" svg:width="14.266cm" svg:height="0.875cm" svg:x="7.295cm" svg:y="4.811cm" svg:viewBox="0 0 14267 876" draw:points="0,876 14267,876 14267,0 0,0">
          <text:p/>
        </draw:polygon>
        <draw:polygon draw:style-name="gr2" draw:layer="layout" svg:width="4.476cm" svg:height="0.585cm" svg:x="2.413cm" svg:y="5.683cm" svg:viewBox="0 0 4477 586" draw:points="0,586 4477,586 4477,0 0,0">
          <text:p/>
        </draw:polygon>
        <draw:polygon draw:style-name="gr2" draw:layer="layout" svg:width="2.388cm" svg:height="0.585cm" svg:x="7.295cm" svg:y="5.683cm" svg:viewBox="0 0 2389 586" draw:points="0,586 2389,586 2389,0 0,0">
          <text:p/>
        </draw:polygon>
        <draw:polygon draw:style-name="gr3" draw:layer="layout" svg:width="11.878cm" svg:height="0.585cm" svg:x="9.68cm" svg:y="5.683cm" svg:viewBox="0 0 11879 586" draw:points="0,586 11879,586 11879,0 0,0">
          <text:p/>
        </draw:polygon>
        <draw:polygon draw:style-name="gr2" draw:layer="layout" svg:width="4.476cm" svg:height="0.875cm" svg:x="2.413cm" svg:y="6.268cm" svg:viewBox="0 0 4477 876" draw:points="0,876 4477,876 4477,0 0,0">
          <text:p/>
        </draw:polygon>
        <draw:polygon draw:style-name="gr2" draw:layer="layout" svg:width="14.266cm" svg:height="0.875cm" svg:x="7.295cm" svg:y="6.268cm" svg:viewBox="0 0 14267 876" draw:points="0,876 14267,876 14267,0 0,0">
          <text:p/>
        </draw:polygon>
        <draw:polygon draw:style-name="gr4" draw:layer="layout" svg:width="2.97cm" svg:height="0.293cm" svg:x="9.68cm" svg:y="7.739cm" svg:viewBox="0 0 2971 294" draw:points="0,294 2971,294 2971,0 0,0">
          <text:p/>
        </draw:polygon>
        <draw:polygon draw:style-name="gr4" draw:layer="layout" svg:width="5.362cm" svg:height="0.293cm" svg:x="2.413cm" svg:y="8.325cm" svg:viewBox="0 0 5363 294" draw:points="0,294 5363,294 5363,0 0,0">
          <text:p/>
        </draw:polygon>
        <draw:polygon draw:style-name="gr4" draw:layer="layout" svg:width="1.485cm" svg:height="0.293cm" svg:x="20.073cm" svg:y="8.907cm" svg:viewBox="0 0 1486 294" draw:points="0,294 1486,294 1486,0 0,0">
          <text:p/>
        </draw:polygon>
        <draw:polygon draw:style-name="gr4" draw:layer="layout" svg:width="2.97cm" svg:height="0.293cm" svg:x="9.68cm" svg:y="9.2cm" svg:viewBox="0 0 2971 294" draw:points="0,294 2971,294 2971,0 0,0">
          <text:p/>
        </draw:polygon>
        <draw:polygon draw:style-name="gr4" draw:layer="layout" svg:width="2.971cm" svg:height="0.293cm" svg:x="18.587cm" svg:y="9.2cm" svg:viewBox="0 0 2972 294" draw:points="0,294 2972,294 2972,0 0,0">
          <text:p/>
        </draw:polygon>
        <draw:polygon draw:style-name="gr2" draw:layer="layout" svg:width="4.476cm" svg:height="0.586cm" svg:x="2.413cm" svg:y="9.489cm" svg:viewBox="0 0 4477 587" draw:points="0,587 4477,587 4477,0 0,0">
          <text:p/>
        </draw:polygon>
        <draw:polygon draw:style-name="gr2" draw:layer="layout" svg:width="4.476cm" svg:height="0.585cm" svg:x="2.413cm" svg:y="10.075cm" svg:viewBox="0 0 4477 586" draw:points="0,586 4477,586 4477,0 0,0">
          <text:p/>
        </draw:polygon>
        <draw:polygon draw:style-name="gr2" draw:layer="layout" svg:width="2.388cm" svg:height="0.585cm" svg:x="7.295cm" svg:y="10.075cm" svg:viewBox="0 0 2389 586" draw:points="0,586 2389,586 2389,0 0,0">
          <text:p/>
        </draw:polygon>
        <draw:polygon draw:style-name="gr3" draw:layer="layout" svg:width="13.363cm" svg:height="0.585cm" svg:x="9.68cm" svg:y="10.075cm" svg:viewBox="0 0 13364 586" draw:points="0,586 13364,586 13364,0 0,0">
          <text:p/>
        </draw:polygon>
        <draw:polygon draw:style-name="gr2" draw:layer="layout" svg:width="4.476cm" svg:height="0.293cm" svg:x="2.413cm" svg:y="10.657cm" svg:viewBox="0 0 4477 294" draw:points="0,294 4477,294 4477,0 0,0">
          <text:p/>
        </draw:polygon>
        <draw:polygon draw:style-name="gr2" draw:layer="layout" svg:width="15.748cm" svg:height="0.293cm" svg:x="7.295cm" svg:y="10.657cm" svg:viewBox="0 0 15749 294" draw:points="0,294 15749,294 15749,0 0,0">
          <text:p/>
        </draw:polygon>
        <draw:polygon draw:style-name="gr4" draw:layer="layout" svg:width="3.538cm" svg:height="0.293cm" svg:x="2.413cm" svg:y="10.95cm" svg:viewBox="0 0 3539 294" draw:points="0,294 3539,294 3539,0 0,0">
          <text:p/>
        </draw:polygon>
        <draw:polygon draw:style-name="gr2" draw:layer="layout" svg:width="0.938cm" svg:height="0.293cm" svg:x="5.951cm" svg:y="10.95cm" svg:viewBox="0 0 939 294" draw:points="0,294 939,294 939,0 0,0">
          <text:p/>
        </draw:polygon>
        <draw:polygon draw:style-name="gr2" draw:layer="layout" svg:width="2.388cm" svg:height="0.293cm" svg:x="7.295cm" svg:y="10.95cm" svg:viewBox="0 0 2389 294" draw:points="0,294 2389,294 2389,0 0,0">
          <text:p/>
        </draw:polygon>
        <draw:polygon draw:style-name="gr4" draw:layer="layout" svg:width="0.744cm" svg:height="0.293cm" svg:x="9.68cm" svg:y="10.95cm" svg:viewBox="0 0 745 294" draw:points="0,294 745,294 745,0 0,0">
          <text:p/>
        </draw:polygon>
        <draw:polygon draw:style-name="gr2" draw:layer="layout" svg:width="8.167cm" svg:height="0.293cm" svg:x="10.424cm" svg:y="10.95cm" svg:viewBox="0 0 8168 294" draw:points="0,294 8168,294 8168,0 0,0">
          <text:p/>
        </draw:polygon>
        <draw:polygon draw:style-name="gr4" draw:layer="layout" svg:width="0.745cm" svg:height="0.293cm" svg:x="18.587cm" svg:y="10.95cm" svg:viewBox="0 0 746 294" draw:points="0,294 746,294 746,0 0,0">
          <text:p/>
        </draw:polygon>
        <draw:polygon draw:style-name="gr2" draw:layer="layout" svg:width="3.711cm" svg:height="0.293cm" svg:x="19.332cm" svg:y="10.95cm" svg:viewBox="0 0 3712 294" draw:points="0,294 3712,294 3712,0 0,0">
          <text:p/>
        </draw:polygon>
        <draw:polygon draw:style-name="gr4" draw:layer="layout" svg:width="3.538cm" svg:height="0.292cm" svg:x="2.413cm" svg:y="11.243cm" svg:viewBox="0 0 3539 293" draw:points="0,293 3539,293 3539,0 0,0">
          <text:p/>
        </draw:polygon>
        <draw:polygon draw:style-name="gr2" draw:layer="layout" svg:width="0.938cm" svg:height="0.292cm" svg:x="5.951cm" svg:y="11.243cm" svg:viewBox="0 0 939 293" draw:points="0,293 939,293 939,0 0,0">
          <text:p/>
        </draw:polygon>
        <draw:polygon draw:style-name="gr2" draw:layer="layout" svg:width="0.476cm" svg:height="0.292cm" svg:x="7.295cm" svg:y="11.243cm" svg:viewBox="0 0 477 293" draw:points="0,293 477,293 477,0 0,0">
          <text:p/>
        </draw:polygon>
        <draw:polygon draw:style-name="gr4" draw:layer="layout" svg:width="15.272cm" svg:height="0.292cm" svg:x="7.771cm" svg:y="11.243cm" svg:viewBox="0 0 15273 293" draw:points="0,293 15273,293 15273,0 0,0">
          <text:p/>
        </draw:polygon>
        <draw:polygon draw:style-name="gr4" draw:layer="layout" svg:width="3.538cm" svg:height="0.293cm" svg:x="2.413cm" svg:y="11.535cm" svg:viewBox="0 0 3539 294" draw:points="0,294 3539,294 3539,0 0,0">
          <text:p/>
        </draw:polygon>
        <draw:polygon draw:style-name="gr2" draw:layer="layout" svg:width="0.938cm" svg:height="0.293cm" svg:x="5.951cm" svg:y="11.535cm" svg:viewBox="0 0 939 294" draw:points="0,294 939,294 939,0 0,0">
          <text:p/>
        </draw:polygon>
        <draw:polygon draw:style-name="gr2" draw:layer="layout" svg:width="15.748cm" svg:height="0.293cm" svg:x="7.295cm" svg:y="11.535cm" svg:viewBox="0 0 15749 294" draw:points="0,294 15749,294 15749,0 0,0">
          <text:p/>
        </draw:polygon>
        <draw:polygon draw:style-name="gr4" draw:layer="layout" svg:width="4.476cm" svg:height="0.292cm" svg:x="2.413cm" svg:y="11.825cm" svg:viewBox="0 0 4477 293" draw:points="0,293 4477,293 4477,0 0,0">
          <text:p/>
        </draw:polygon>
        <draw:polygon draw:style-name="gr2" draw:layer="layout" svg:width="2.388cm" svg:height="0.292cm" svg:x="7.295cm" svg:y="11.825cm" svg:viewBox="0 0 2389 293" draw:points="0,293 2389,293 2389,0 0,0">
          <text:p/>
        </draw:polygon>
        <draw:polygon draw:style-name="gr3" draw:layer="layout" svg:width="13.363cm" svg:height="0.292cm" svg:x="9.68cm" svg:y="11.825cm" svg:viewBox="0 0 13364 293" draw:points="0,293 13364,293 13364,0 0,0">
          <text:p/>
        </draw:polygon>
        <draw:polygon draw:style-name="gr2" draw:layer="layout" svg:width="4.476cm" svg:height="0.293cm" svg:x="2.413cm" svg:y="12.117cm" svg:viewBox="0 0 4477 294" draw:points="0,294 4477,294 4477,0 0,0">
          <text:p/>
        </draw:polygon>
        <draw:polygon draw:style-name="gr2" draw:layer="layout" svg:width="2.388cm" svg:height="0.293cm" svg:x="7.295cm" svg:y="12.117cm" svg:viewBox="0 0 2389 294" draw:points="0,294 2389,294 2389,0 0,0">
          <text:p/>
        </draw:polygon>
        <draw:polygon draw:style-name="gr3" draw:layer="layout" svg:width="13.363cm" svg:height="0.293cm" svg:x="9.68cm" svg:y="12.117cm" svg:viewBox="0 0 13364 294" draw:points="0,294 13364,294 13364,0 0,0">
          <text:p/>
        </draw:polygon>
        <draw:polygon draw:style-name="gr2" draw:layer="layout" svg:width="4.476cm" svg:height="0.586cm" svg:x="2.413cm" svg:y="12.41cm" svg:viewBox="0 0 4477 587" draw:points="0,587 4477,587 4477,0 0,0">
          <text:p/>
        </draw:polygon>
        <draw:polygon draw:style-name="gr2" draw:layer="layout" svg:width="15.748cm" svg:height="0.586cm" svg:x="7.295cm" svg:y="12.41cm" svg:viewBox="0 0 15749 587" draw:points="0,587 15749,587 15749,0 0,0">
          <text:p/>
        </draw:polygon>
        <draw:polygon draw:style-name="gr2" draw:layer="layout" svg:width="4.476cm" svg:height="0.293cm" svg:x="2.413cm" svg:y="12.992cm" svg:viewBox="0 0 4477 294" draw:points="0,294 4477,294 4477,0 0,0">
          <text:p/>
        </draw:polygon>
        <draw:polygon draw:style-name="gr2" draw:layer="layout" svg:width="0.476cm" svg:height="0.293cm" svg:x="7.295cm" svg:y="12.992cm" svg:viewBox="0 0 477 294" draw:points="0,294 477,294 477,0 0,0">
          <text:p/>
        </draw:polygon>
        <draw:polygon draw:style-name="gr4" draw:layer="layout" svg:width="15.272cm" svg:height="0.293cm" svg:x="7.771cm" svg:y="12.992cm" svg:viewBox="0 0 15273 294" draw:points="0,294 15273,294 15273,0 0,0">
          <text:p/>
        </draw:polygon>
        <draw:polygon draw:style-name="gr2" draw:layer="layout" svg:width="15.748cm" svg:height="0.293cm" svg:x="7.295cm" svg:y="13.285cm" svg:viewBox="0 0 15749 294" draw:points="0,294 15749,294 15749,0 0,0">
          <text:p/>
        </draw:polygon>
        <draw:line draw:style-name="gr5" draw:layer="layout" svg:x1="9.683cm" svg:y1="3.062cm" svg:x2="21.561cm" svg:y2="3.062cm">
          <text:p/>
        </draw:line>
        <draw:line draw:style-name="gr5" draw:layer="layout" svg:x1="9.683cm" svg:y1="3.644cm" svg:x2="21.561cm" svg:y2="3.644cm">
          <text:p/>
        </draw:line>
        <draw:line draw:style-name="gr5" draw:layer="layout" svg:x1="9.683cm" svg:y1="8.911cm" svg:x2="23.046cm" svg:y2="8.911cm">
          <text:p/>
        </draw:line>
        <draw:line draw:style-name="gr5" draw:layer="layout" svg:x1="9.683cm" svg:y1="9.493cm" svg:x2="23.043cm" svg:y2="9.493cm">
          <text:p/>
        </draw:line>
        <draw:line draw:style-name="gr5" draw:layer="layout" svg:x1="5.954cm" svg:y1="16.792cm" svg:x2="7.775cm" svg:y2="16.792cm">
          <text:p/>
        </draw:line>
        <draw:line draw:style-name="gr5" draw:layer="layout" svg:x1="6.889cm" svg:y1="16.499cm" svg:x2="6.889cm" svg:y2="18.249cm">
          <text:p/>
        </draw:line>
        <draw:line draw:style-name="gr5" draw:layer="layout" svg:x1="9.683cm" svg:y1="3.062cm" svg:x2="9.683cm" svg:y2="7.147cm">
          <text:p/>
        </draw:line>
        <draw:line draw:style-name="gr5" draw:layer="layout" svg:x1="9.683cm" svg:y1="8.911cm" svg:x2="9.683cm" svg:y2="13.581cm">
          <text:p/>
        </draw:line>
        <draw:line draw:style-name="gr5" draw:layer="layout" svg:x1="10.428cm" svg:y1="3.644cm" svg:x2="10.428cm" svg:y2="7.147cm">
          <text:p/>
        </draw:line>
        <draw:line draw:style-name="gr5" draw:layer="layout" svg:x1="10.428cm" svg:y1="9.496cm" svg:x2="10.428cm" svg:y2="13.581cm">
          <text:p/>
        </draw:line>
        <draw:line draw:style-name="gr5" draw:layer="layout" svg:x1="11.168cm" svg:y1="3.062cm" svg:x2="11.168cm" svg:y2="7.147cm">
          <text:p/>
        </draw:line>
        <draw:line draw:style-name="gr5" draw:layer="layout" svg:x1="11.168cm" svg:y1="8.911cm" svg:x2="11.168cm" svg:y2="13.581cm">
          <text:p/>
        </draw:line>
        <draw:line draw:style-name="gr5" draw:layer="layout" svg:x1="11.909cm" svg:y1="3.644cm" svg:x2="11.909cm" svg:y2="7.147cm">
          <text:p/>
        </draw:line>
        <draw:line draw:style-name="gr5" draw:layer="layout" svg:x1="11.909cm" svg:y1="9.496cm" svg:x2="11.909cm" svg:y2="13.581cm">
          <text:p/>
        </draw:line>
        <draw:line draw:style-name="gr5" draw:layer="layout" svg:x1="12.654cm" svg:y1="3.062cm" svg:x2="12.654cm" svg:y2="7.147cm">
          <text:p/>
        </draw:line>
        <draw:line draw:style-name="gr5" draw:layer="layout" svg:x1="12.654cm" svg:y1="8.911cm" svg:x2="12.654cm" svg:y2="13.581cm">
          <text:p/>
        </draw:line>
        <draw:line draw:style-name="gr5" draw:layer="layout" svg:x1="13.394cm" svg:y1="3.644cm" svg:x2="13.394cm" svg:y2="7.147cm">
          <text:p/>
        </draw:line>
        <draw:line draw:style-name="gr5" draw:layer="layout" svg:x1="13.394cm" svg:y1="9.496cm" svg:x2="13.394cm" svg:y2="13.581cm">
          <text:p/>
        </draw:line>
        <draw:line draw:style-name="gr5" draw:layer="layout" svg:x1="14.139cm" svg:y1="3.062cm" svg:x2="14.139cm" svg:y2="7.147cm">
          <text:p/>
        </draw:line>
        <draw:line draw:style-name="gr5" draw:layer="layout" svg:x1="14.139cm" svg:y1="8.911cm" svg:x2="14.139cm" svg:y2="13.581cm">
          <text:p/>
        </draw:line>
        <draw:line draw:style-name="gr5" draw:layer="layout" svg:x1="14.88cm" svg:y1="3.644cm" svg:x2="14.88cm" svg:y2="7.147cm">
          <text:p/>
        </draw:line>
        <draw:line draw:style-name="gr5" draw:layer="layout" svg:x1="14.88cm" svg:y1="9.496cm" svg:x2="14.88cm" svg:y2="13.581cm">
          <text:p/>
        </draw:line>
        <draw:line draw:style-name="gr5" draw:layer="layout" svg:x1="15.621cm" svg:y1="3.062cm" svg:x2="15.621cm" svg:y2="7.147cm">
          <text:p/>
        </draw:line>
        <draw:line draw:style-name="gr5" draw:layer="layout" svg:x1="15.621cm" svg:y1="8.911cm" svg:x2="15.621cm" svg:y2="13.581cm">
          <text:p/>
        </draw:line>
        <draw:line draw:style-name="gr5" draw:layer="layout" svg:x1="16.365cm" svg:y1="3.644cm" svg:x2="16.365cm" svg:y2="7.147cm">
          <text:p/>
        </draw:line>
        <draw:line draw:style-name="gr5" draw:layer="layout" svg:x1="16.365cm" svg:y1="9.496cm" svg:x2="16.365cm" svg:y2="13.581cm">
          <text:p/>
        </draw:line>
        <draw:line draw:style-name="gr5" draw:layer="layout" svg:x1="17.106cm" svg:y1="3.062cm" svg:x2="17.106cm" svg:y2="7.147cm">
          <text:p/>
        </draw:line>
        <draw:line draw:style-name="gr5" draw:layer="layout" svg:x1="17.106cm" svg:y1="8.911cm" svg:x2="17.106cm" svg:y2="13.581cm">
          <text:p/>
        </draw:line>
        <draw:line draw:style-name="gr5" draw:layer="layout" svg:x1="17.85cm" svg:y1="3.644cm" svg:x2="17.85cm" svg:y2="7.147cm">
          <text:p/>
        </draw:line>
        <draw:line draw:style-name="gr5" draw:layer="layout" svg:x1="17.85cm" svg:y1="9.496cm" svg:x2="17.85cm" svg:y2="13.581cm">
          <text:p/>
        </draw:line>
        <draw:line draw:style-name="gr5" draw:layer="layout" svg:x1="18.591cm" svg:y1="3.062cm" svg:x2="18.591cm" svg:y2="7.147cm">
          <text:p/>
        </draw:line>
        <draw:line draw:style-name="gr5" draw:layer="layout" svg:x1="18.591cm" svg:y1="8.911cm" svg:x2="18.591cm" svg:y2="13.581cm">
          <text:p/>
        </draw:line>
        <draw:line draw:style-name="gr5" draw:layer="layout" svg:x1="19.335cm" svg:y1="3.644cm" svg:x2="19.335cm" svg:y2="7.147cm">
          <text:p/>
        </draw:line>
        <draw:line draw:style-name="gr5" draw:layer="layout" svg:x1="19.335cm" svg:y1="9.496cm" svg:x2="19.335cm" svg:y2="13.581cm">
          <text:p/>
        </draw:line>
        <draw:line draw:style-name="gr5" draw:layer="layout" svg:x1="20.076cm" svg:y1="3.062cm" svg:x2="20.076cm" svg:y2="7.147cm">
          <text:p/>
        </draw:line>
        <draw:line draw:style-name="gr5" draw:layer="layout" svg:x1="20.076cm" svg:y1="8.911cm" svg:x2="20.076cm" svg:y2="13.581cm">
          <text:p/>
        </draw:line>
        <draw:line draw:style-name="gr5" draw:layer="layout" svg:x1="20.817cm" svg:y1="3.644cm" svg:x2="20.817cm" svg:y2="7.147cm">
          <text:p/>
        </draw:line>
        <draw:line draw:style-name="gr5" draw:layer="layout" svg:x1="20.817cm" svg:y1="9.496cm" svg:x2="20.817cm" svg:y2="13.581cm">
          <text:p/>
        </draw:line>
        <draw:line draw:style-name="gr5" draw:layer="layout" svg:x1="21.561cm" svg:y1="3.062cm" svg:x2="21.561cm" svg:y2="7.147cm">
          <text:p/>
        </draw:line>
        <draw:line draw:style-name="gr5" draw:layer="layout" svg:x1="21.561cm" svg:y1="8.911cm" svg:x2="21.561cm" svg:y2="13.581cm">
          <text:p/>
        </draw:line>
        <draw:line draw:style-name="gr5" draw:layer="layout" svg:x1="22.302cm" svg:y1="9.496cm" svg:x2="22.302cm" svg:y2="13.581cm">
          <text:p/>
        </draw:line>
        <draw:line draw:style-name="gr5" draw:layer="layout" svg:x1="23.046cm" svg:y1="8.911cm" svg:x2="23.046cm" svg:y2="13.581cm">
          <text:p/>
        </draw:line>
        <draw:frame draw:style-name="gr6" draw:layer="layout" svg:width="0.726cm" svg:height="0.255cm" svg:x="14.481cm" svg:y="18.708cm">
          <draw:text-box>
            <text:p text:style-name="P1"><text:span text:style-name="T1">Page 1</text:span></text:p>
          </draw:text-box>
        </draw:frame>
        <draw:frame draw:style-name="gr7" draw:layer="layout" svg:width="0.51cm" svg:height="0.255cm" svg:x="10.174cm" svg:y="3.08cm">
          <draw:text-box>
            <text:p text:style-name="P1"><text:span text:style-name="T2">2800</text:span></text:p>
          </draw:text-box>
        </draw:frame>
        <draw:frame draw:style-name="gr7" draw:layer="layout" svg:width="0.51cm" svg:height="0.255cm" svg:x="11.655cm" svg:y="3.08cm">
          <draw:text-box>
            <text:p text:style-name="P1"><text:span text:style-name="T2">2801</text:span></text:p>
          </draw:text-box>
        </draw:frame>
        <draw:frame draw:style-name="gr7" draw:layer="layout" svg:width="0.51cm" svg:height="0.255cm" svg:x="13.14cm" svg:y="3.08cm">
          <draw:text-box>
            <text:p text:style-name="P1"><text:span text:style-name="T2">3000</text:span></text:p>
          </draw:text-box>
        </draw:frame>
        <draw:frame draw:style-name="gr7" draw:layer="layout" svg:width="0.51cm" svg:height="0.255cm" svg:x="14.626cm" svg:y="3.08cm">
          <draw:text-box>
            <text:p text:style-name="P1"><text:span text:style-name="T2">4000</text:span></text:p>
          </draw:text-box>
        </draw:frame>
        <draw:frame draw:style-name="gr7" draw:layer="layout" svg:width="0.51cm" svg:height="0.255cm" svg:x="16.111cm" svg:y="3.08cm">
          <draw:text-box>
            <text:p text:style-name="P1"><text:span text:style-name="T2">4400</text:span></text:p>
          </draw:text-box>
        </draw:frame>
        <draw:frame draw:style-name="gr7" draw:layer="layout" svg:width="0.51cm" svg:height="0.255cm" svg:x="17.596cm" svg:y="3.08cm">
          <draw:text-box>
            <text:p text:style-name="P1"><text:span text:style-name="T2">5000</text:span></text:p>
          </draw:text-box>
        </draw:frame>
        <draw:frame draw:style-name="gr7" draw:layer="layout" svg:width="0.51cm" svg:height="0.255cm" svg:x="19.081cm" svg:y="3.08cm">
          <draw:text-box>
            <text:p text:style-name="P1"><text:span text:style-name="T2">7000</text:span></text:p>
          </draw:text-box>
        </draw:frame>
        <draw:frame draw:style-name="gr7" draw:layer="layout" svg:width="0.51cm" svg:height="0.255cm" svg:x="20.563cm" svg:y="3.08cm">
          <draw:text-box>
            <text:p text:style-name="P1"><text:span text:style-name="T2">8000</text:span></text:p>
          </draw:text-box>
        </draw:frame>
        <draw:frame draw:style-name="gr8" draw:layer="layout" svg:width="1.043cm" svg:height="0.255cm" svg:x="9.902cm" svg:y="3.369cm">
          <draw:text-box>
            <text:p text:style-name="P1"><text:span text:style-name="T2">(Stock In)</text:span></text:p>
          </draw:text-box>
        </draw:frame>
        <draw:frame draw:style-name="gr9" draw:layer="layout" svg:width="1.234cm" svg:height="0.255cm" svg:x="11.288cm" svg:y="3.369cm">
          <draw:text-box>
            <text:p text:style-name="P1"><text:span text:style-name="T2">(Stock Out)</text:span></text:p>
          </draw:text-box>
        </draw:frame>
        <draw:frame draw:style-name="gr10" draw:layer="layout" svg:width="1.247cm" svg:height="0.255cm" svg:x="12.77cm" svg:y="3.369cm">
          <draw:text-box>
            <text:p text:style-name="P1"><text:span text:style-name="T2">(Stock Val.)</text:span></text:p>
          </draw:text-box>
        </draw:frame>
        <draw:frame draw:style-name="gr11" draw:layer="layout" svg:width="1.018cm" svg:height="0.255cm" svg:x="15.857cm" svg:y="3.369cm">
          <draw:text-box>
            <text:p text:style-name="P1"><text:span text:style-name="T2">(Payable)</text:span></text:p>
          </draw:text-box>
        </draw:frame>
        <draw:frame draw:style-name="gr12" draw:layer="layout" svg:width="0.066cm" svg:height="0.255cm" svg:x="2.014cm" svg:y="3.651cm">
          <draw:text-box>
            <text:p text:style-name="P1"><text:span text:style-name="T1"><text:s/></text:span></text:p>
          </draw:text-box>
        </draw:frame>
        <draw:frame draw:style-name="gr13" draw:layer="layout" svg:width="1.272cm" svg:height="0.255cm" svg:x="2.437cm" svg:y="3.651cm">
          <draw:text-box>
            <text:p text:style-name="P1"><text:span text:style-name="T1">Product cost</text:span></text:p>
          </draw:text-box>
        </draw:frame>
        <draw:frame draw:style-name="gr12" draw:layer="layout" svg:width="0.129cm" svg:height="0.255cm" svg:x="6.741cm" svg:y="3.651cm">
          <draw:text-box>
            <text:p text:style-name="P1"><text:span text:style-name="T1">9</text:span></text:p>
          </draw:text-box>
        </draw:frame>
        <draw:frame draw:style-name="gr14" draw:layer="layout" svg:width="1.209cm" svg:height="0.255cm" svg:x="7.32cm" svg:y="3.651cm">
          <draw:text-box>
            <text:p text:style-name="P1"><text:span text:style-name="T2">Operations</text:span></text:p>
          </draw:text-box>
        </draw:frame>
        <draw:frame draw:style-name="gr15" draw:layer="layout" svg:width="0.256cm" svg:height="0.255cm" svg:x="6.614cm" svg:y="3.941cm">
          <draw:text-box>
            <text:p text:style-name="P1"><text:span text:style-name="T1">10</text:span></text:p>
          </draw:text-box>
        </draw:frame>
        <draw:frame draw:style-name="gr15" draw:layer="layout" svg:width="0.256cm" svg:height="0.255cm" svg:x="6.614cm" svg:y="4.233cm">
          <draw:text-box>
            <text:p text:style-name="P1"><text:span text:style-name="T1">20</text:span></text:p>
          </draw:text-box>
        </draw:frame>
        <draw:frame draw:style-name="gr16" draw:layer="layout" svg:width="0.777cm" svg:height="0.255cm" svg:x="6.092cm" svg:y="4.526cm">
          <draw:text-box>
            <text:p text:style-name="P1"><text:span text:style-name="T1">19.00%</text:span></text:p>
          </draw:text-box>
        </draw:frame>
        <draw:frame draw:style-name="gr7" draw:layer="layout" svg:width="0.51cm" svg:height="0.255cm" svg:x="6.36cm" svg:y="4.816cm">
          <draw:text-box>
            <text:p text:style-name="P1"><text:span text:style-name="T1">3000</text:span></text:p>
          </draw:text-box>
        </draw:frame>
        <draw:frame draw:style-name="gr12" draw:layer="layout" svg:width="0.129cm" svg:height="0.255cm" svg:x="10.735cm" svg:y="4.816cm">
          <draw:text-box>
            <text:p text:style-name="P1"><text:span text:style-name="T2">9</text:span></text:p>
          </draw:text-box>
        </draw:frame>
        <draw:frame draw:style-name="gr12" draw:layer="layout" svg:width="0.129cm" svg:height="0.255cm" svg:x="12.961cm" svg:y="4.816cm">
          <draw:text-box>
            <text:p text:style-name="P1"><text:span text:style-name="T2">9</text:span></text:p>
          </draw:text-box>
        </draw:frame>
        <draw:frame draw:style-name="gr7" draw:layer="layout" svg:width="0.51cm" svg:height="0.255cm" svg:x="6.36cm" svg:y="5.108cm">
          <draw:text-box>
            <text:p text:style-name="P1"><text:span text:style-name="T1">2800</text:span></text:p>
          </draw:text-box>
        </draw:frame>
        <draw:frame draw:style-name="gr15" draw:layer="layout" svg:width="0.256cm" svg:height="0.255cm" svg:x="16.608cm" svg:y="5.108cm">
          <draw:text-box>
            <text:p text:style-name="P1"><text:span text:style-name="T2">10</text:span></text:p>
          </draw:text-box>
        </draw:frame>
        <draw:frame draw:style-name="gr15" draw:layer="layout" svg:width="0.256cm" svg:height="0.255cm" svg:x="18.834cm" svg:y="5.108cm">
          <draw:text-box>
            <text:p text:style-name="P1"><text:span text:style-name="T2">10</text:span></text:p>
          </draw:text-box>
        </draw:frame>
        <draw:frame draw:style-name="gr7" draw:layer="layout" svg:width="0.51cm" svg:height="0.255cm" svg:x="6.36cm" svg:y="5.401cm">
          <draw:text-box>
            <text:p text:style-name="P1"><text:span text:style-name="T1">2801</text:span></text:p>
          </draw:text-box>
        </draw:frame>
        <draw:frame draw:style-name="gr15" draw:layer="layout" svg:width="0.256cm" svg:height="0.255cm" svg:x="15.867cm" svg:y="5.401cm">
          <draw:text-box>
            <text:p text:style-name="P1"><text:span text:style-name="T2">10</text:span></text:p>
          </draw:text-box>
        </draw:frame>
        <draw:frame draw:style-name="gr15" draw:layer="layout" svg:width="0.256cm" svg:height="0.255cm" svg:x="18.093cm" svg:y="5.401cm">
          <draw:text-box>
            <text:p text:style-name="P1"><text:span text:style-name="T2">10</text:span></text:p>
          </draw:text-box>
        </draw:frame>
        <draw:frame draw:style-name="gr17" draw:layer="layout" svg:width="1.78cm" svg:height="0.255cm" svg:x="2.437cm" svg:y="5.694cm">
          <draw:text-box>
            <text:p text:style-name="P1"><text:span text:style-name="T1">Expense Account</text:span></text:p>
          </draw:text-box>
        </draw:frame>
        <draw:frame draw:style-name="gr7" draw:layer="layout" svg:width="0.51cm" svg:height="0.255cm" svg:x="6.36cm" svg:y="5.694cm">
          <draw:text-box>
            <text:p text:style-name="P1"><text:span text:style-name="T1">7000</text:span></text:p>
          </draw:text-box>
        </draw:frame>
        <draw:frame draw:style-name="gr18" draw:layer="layout" svg:width="1.64cm" svg:height="0.255cm" svg:x="2.437cm" svg:y="5.983cm">
          <draw:text-box>
            <text:p text:style-name="P1"><text:span text:style-name="T1">Income Account</text:span></text:p>
          </draw:text-box>
        </draw:frame>
        <draw:frame draw:style-name="gr7" draw:layer="layout" svg:width="0.51cm" svg:height="0.255cm" svg:x="6.36cm" svg:y="5.983cm">
          <draw:text-box>
            <text:p text:style-name="P1"><text:span text:style-name="T1">8000</text:span></text:p>
          </draw:text-box>
        </draw:frame>
        <draw:frame draw:style-name="gr7" draw:layer="layout" svg:width="0.51cm" svg:height="0.255cm" svg:x="6.36cm" svg:y="6.276cm">
          <draw:text-box>
            <text:p text:style-name="P1"><text:span text:style-name="T1">4000</text:span></text:p>
          </draw:text-box>
        </draw:frame>
        <draw:frame draw:style-name="gr12" draw:layer="layout" svg:width="0.129cm" svg:height="0.255cm" svg:x="11.475cm" svg:y="6.276cm">
          <draw:text-box>
            <text:p text:style-name="P1"><text:span text:style-name="T2">9</text:span></text:p>
          </draw:text-box>
        </draw:frame>
        <draw:frame draw:style-name="gr12" draw:layer="layout" svg:width="0.129cm" svg:height="0.255cm" svg:x="13.705cm" svg:y="6.276cm">
          <draw:text-box>
            <text:p text:style-name="P1"><text:span text:style-name="T2">9</text:span></text:p>
          </draw:text-box>
        </draw:frame>
        <draw:frame draw:style-name="gr19" draw:layer="layout" svg:width="2.745cm" svg:height="0.255cm" svg:x="2.437cm" svg:y="6.569cm">
          <draw:text-box>
            <text:p text:style-name="P1"><text:span text:style-name="T1">Creditor Account (Payable)</text:span></text:p>
          </draw:text-box>
        </draw:frame>
        <draw:frame draw:style-name="gr7" draw:layer="layout" svg:width="0.51cm" svg:height="0.255cm" svg:x="6.36cm" svg:y="6.569cm">
          <draw:text-box>
            <text:p text:style-name="P1"><text:span text:style-name="T1">4400</text:span></text:p>
          </draw:text-box>
        </draw:frame>
        <draw:frame draw:style-name="gr15" draw:layer="layout" svg:width="0.256cm" svg:height="0.255cm" svg:x="14.382cm" svg:y="6.569cm">
          <draw:text-box>
            <text:p text:style-name="P1"><text:span text:style-name="T2">20</text:span></text:p>
          </draw:text-box>
        </draw:frame>
        <draw:frame draw:style-name="gr15" draw:layer="layout" svg:width="0.256cm" svg:height="0.255cm" svg:x="21.064cm" svg:y="6.569cm">
          <draw:text-box>
            <text:p text:style-name="P1"><text:span text:style-name="T2">20</text:span></text:p>
          </draw:text-box>
        </draw:frame>
        <draw:frame draw:style-name="gr20" draw:layer="layout" svg:width="1.983cm" svg:height="0.255cm" svg:x="2.437cm" svg:y="6.862cm">
          <draw:text-box>
            <text:p text:style-name="P1"><text:span text:style-name="T1">Bank/Cash account</text:span></text:p>
          </draw:text-box>
        </draw:frame>
        <draw:frame draw:style-name="gr7" draw:layer="layout" svg:width="0.51cm" svg:height="0.255cm" svg:x="6.36cm" svg:y="6.862cm">
          <draw:text-box>
            <text:p text:style-name="P1"><text:span text:style-name="T1">5000</text:span></text:p>
          </draw:text-box>
        </draw:frame>
        <draw:frame draw:style-name="gr15" draw:layer="layout" svg:width="0.256cm" svg:height="0.255cm" svg:x="15.123cm" svg:y="6.862cm">
          <draw:text-box>
            <text:p text:style-name="P1"><text:span text:style-name="T2">20</text:span></text:p>
          </draw:text-box>
        </draw:frame>
        <draw:frame draw:style-name="gr15" draw:layer="layout" svg:width="0.256cm" svg:height="0.255cm" svg:x="17.353cm" svg:y="6.862cm">
          <draw:text-box>
            <text:p text:style-name="P1"><text:span text:style-name="T2">20</text:span></text:p>
          </draw:text-box>
        </draw:frame>
        <draw:frame draw:style-name="gr7" draw:layer="layout" svg:width="0.51cm" svg:height="0.255cm" svg:x="10.174cm" svg:y="8.929cm">
          <draw:text-box>
            <text:p text:style-name="P1"><text:span text:style-name="T2">2800</text:span></text:p>
          </draw:text-box>
        </draw:frame>
        <draw:frame draw:style-name="gr7" draw:layer="layout" svg:width="0.51cm" svg:height="0.255cm" svg:x="11.655cm" svg:y="8.929cm">
          <draw:text-box>
            <text:p text:style-name="P1"><text:span text:style-name="T2">2801</text:span></text:p>
          </draw:text-box>
        </draw:frame>
        <draw:frame draw:style-name="gr7" draw:layer="layout" svg:width="0.51cm" svg:height="0.255cm" svg:x="13.14cm" svg:y="8.929cm">
          <draw:text-box>
            <text:p text:style-name="P1"><text:span text:style-name="T2">3000</text:span></text:p>
          </draw:text-box>
        </draw:frame>
        <draw:frame draw:style-name="gr7" draw:layer="layout" svg:width="0.51cm" svg:height="0.255cm" svg:x="14.626cm" svg:y="8.929cm">
          <draw:text-box>
            <text:p text:style-name="P1"><text:span text:style-name="T2">4000</text:span></text:p>
          </draw:text-box>
        </draw:frame>
        <draw:frame draw:style-name="gr7" draw:layer="layout" svg:width="0.51cm" svg:height="0.255cm" svg:x="16.111cm" svg:y="8.929cm">
          <draw:text-box>
            <text:p text:style-name="P1"><text:span text:style-name="T2">4400</text:span></text:p>
          </draw:text-box>
        </draw:frame>
        <draw:frame draw:style-name="gr7" draw:layer="layout" svg:width="0.51cm" svg:height="0.255cm" svg:x="17.596cm" svg:y="8.929cm">
          <draw:text-box>
            <text:p text:style-name="P1"><text:span text:style-name="T2">5000</text:span></text:p>
          </draw:text-box>
        </draw:frame>
        <draw:frame draw:style-name="gr7" draw:layer="layout" svg:width="0.51cm" svg:height="0.255cm" svg:x="19.081cm" svg:y="8.929cm">
          <draw:text-box>
            <text:p text:style-name="P1"><text:span text:style-name="T2">7000</text:span></text:p>
          </draw:text-box>
        </draw:frame>
        <draw:frame draw:style-name="gr7" draw:layer="layout" svg:width="0.51cm" svg:height="0.255cm" svg:x="20.563cm" svg:y="8.929cm">
          <draw:text-box>
            <text:p text:style-name="P1"><text:span text:style-name="T2">7095</text:span></text:p>
          </draw:text-box>
        </draw:frame>
        <draw:frame draw:style-name="gr7" draw:layer="layout" svg:width="0.51cm" svg:height="0.255cm" svg:x="22.048cm" svg:y="8.929cm">
          <draw:text-box>
            <text:p text:style-name="P1"><text:span text:style-name="T2">8000</text:span></text:p>
          </draw:text-box>
        </draw:frame>
        <draw:frame draw:style-name="gr10" draw:layer="layout" svg:width="1.247cm" svg:height="0.255cm" svg:x="12.77cm" svg:y="9.222cm">
          <draw:text-box>
            <text:p text:style-name="P1"><text:span text:style-name="T2">(Stock Val.)</text:span></text:p>
          </draw:text-box>
        </draw:frame>
        <draw:frame draw:style-name="gr11" draw:layer="layout" svg:width="1.018cm" svg:height="0.255cm" svg:x="15.857cm" svg:y="9.222cm">
          <draw:text-box>
            <text:p text:style-name="P1"><text:span text:style-name="T2">(Payable)</text:span></text:p>
          </draw:text-box>
        </draw:frame>
        <draw:frame draw:style-name="gr21" draw:layer="layout" svg:width="0.828cm" svg:height="0.255cm" svg:x="18.919cm" svg:y="9.222cm">
          <draw:text-box>
            <text:p text:style-name="P1"><text:span text:style-name="T2">(COGS)</text:span></text:p>
          </draw:text-box>
        </draw:frame>
        <draw:frame draw:style-name="gr12" draw:layer="layout" svg:width="0.066cm" svg:height="0.255cm" svg:x="2.014cm" svg:y="9.5cm">
          <draw:text-box>
            <text:p text:style-name="P1"><text:span text:style-name="T1"><text:s/></text:span></text:p>
          </draw:text-box>
        </draw:frame>
        <draw:frame draw:style-name="gr13" draw:layer="layout" svg:width="1.272cm" svg:height="0.255cm" svg:x="2.437cm" svg:y="9.5cm">
          <draw:text-box>
            <text:p text:style-name="P1"><text:span text:style-name="T1">Product cost</text:span></text:p>
          </draw:text-box>
        </draw:frame>
        <draw:frame draw:style-name="gr12" draw:layer="layout" svg:width="0.129cm" svg:height="0.255cm" svg:x="6.741cm" svg:y="9.5cm">
          <draw:text-box>
            <text:p text:style-name="P1"><text:span text:style-name="T1">9</text:span></text:p>
          </draw:text-box>
        </draw:frame>
        <draw:frame draw:style-name="gr14" draw:layer="layout" svg:width="1.209cm" svg:height="0.255cm" svg:x="7.32cm" svg:y="9.5cm">
          <draw:text-box>
            <text:p text:style-name="P1"><text:span text:style-name="T2">Operations</text:span></text:p>
          </draw:text-box>
        </draw:frame>
        <draw:frame draw:style-name="gr15" draw:layer="layout" svg:width="0.256cm" svg:height="0.255cm" svg:x="6.614cm" svg:y="9.79cm">
          <draw:text-box>
            <text:p text:style-name="P1"><text:span text:style-name="T1">10</text:span></text:p>
          </draw:text-box>
        </draw:frame>
        <draw:frame draw:style-name="gr15" draw:layer="layout" svg:width="0.256cm" svg:height="0.255cm" svg:x="6.614cm" svg:y="10.083cm">
          <draw:text-box>
            <text:p text:style-name="P1"><text:span text:style-name="T1">20</text:span></text:p>
          </draw:text-box>
        </draw:frame>
        <draw:frame draw:style-name="gr16" draw:layer="layout" svg:width="0.777cm" svg:height="0.255cm" svg:x="6.092cm" svg:y="10.375cm">
          <draw:text-box>
            <text:p text:style-name="P1"><text:span text:style-name="T1">19.00%</text:span></text:p>
          </draw:text-box>
        </draw:frame>
        <draw:frame draw:style-name="gr7" draw:layer="layout" svg:width="0.51cm" svg:height="0.255cm" svg:x="6.36cm" svg:y="10.668cm">
          <draw:text-box>
            <text:p text:style-name="P1"><text:span text:style-name="T1">3000</text:span></text:p>
          </draw:text-box>
        </draw:frame>
        <draw:frame draw:style-name="gr12" draw:layer="layout" svg:width="0.129cm" svg:height="0.255cm" svg:x="10.735cm" svg:y="10.668cm">
          <draw:text-box>
            <text:p text:style-name="P1"><text:span text:style-name="T2">9</text:span></text:p>
          </draw:text-box>
        </draw:frame>
        <draw:frame draw:style-name="gr12" draw:layer="layout" svg:width="0.129cm" svg:height="0.255cm" svg:x="12.961cm" svg:y="10.668cm">
          <draw:text-box>
            <text:p text:style-name="P1"><text:span text:style-name="T2">9</text:span></text:p>
          </draw:text-box>
        </draw:frame>
        <draw:frame draw:style-name="gr7" draw:layer="layout" svg:width="0.51cm" svg:height="0.255cm" svg:x="6.36cm" svg:y="10.957cm">
          <draw:text-box>
            <text:p text:style-name="P1"><text:span text:style-name="T1">2800</text:span></text:p>
          </draw:text-box>
        </draw:frame>
        <draw:frame draw:style-name="gr12" draw:layer="layout" svg:width="0.129cm" svg:height="0.255cm" svg:x="9.994cm" svg:y="10.957cm">
          <draw:text-box>
            <text:p text:style-name="P1"><text:span text:style-name="T2">9</text:span></text:p>
          </draw:text-box>
        </draw:frame>
        <draw:frame draw:style-name="gr15" draw:layer="layout" svg:width="0.256cm" svg:height="0.255cm" svg:x="16.608cm" svg:y="10.957cm">
          <draw:text-box>
            <text:p text:style-name="P1"><text:span text:style-name="T2">10</text:span></text:p>
          </draw:text-box>
        </draw:frame>
        <draw:line draw:style-name="gr22" draw:layer="layout" svg:x1="18.834cm" svg:y1="11.094cm" svg:x2="19.088cm" svg:y2="11.094cm">
          <text:p/>
        </draw:line>
        <draw:frame draw:style-name="gr15" draw:layer="layout" svg:width="0.256cm" svg:height="0.255cm" svg:x="18.834cm" svg:y="10.957cm">
          <draw:text-box>
            <text:p text:style-name="P1"><text:span text:style-name="T2">10</text:span></text:p>
          </draw:text-box>
        </draw:frame>
        <draw:frame draw:style-name="gr7" draw:layer="layout" svg:width="0.51cm" svg:height="0.255cm" svg:x="6.36cm" svg:y="11.25cm">
          <draw:text-box>
            <text:p text:style-name="P1"><text:span text:style-name="T1">2801</text:span></text:p>
          </draw:text-box>
        </draw:frame>
        <draw:frame draw:style-name="gr12" draw:layer="layout" svg:width="0.129cm" svg:height="0.255cm" svg:x="20.383cm" svg:y="11.25cm">
          <draw:text-box>
            <text:p text:style-name="P1"><text:span text:style-name="T2">1</text:span></text:p>
          </draw:text-box>
        </draw:frame>
        <draw:frame draw:style-name="gr23" draw:layer="layout" svg:width="2.872cm" svg:height="0.255cm" svg:x="2.437cm" svg:y="11.543cm">
          <draw:text-box>
            <text:p text:style-name="P1"><text:span text:style-name="T1">Cost of Goods Sold Account</text:span></text:p>
          </draw:text-box>
        </draw:frame>
        <draw:frame draw:style-name="gr7" draw:layer="layout" svg:width="0.51cm" svg:height="0.255cm" svg:x="6.36cm" svg:y="11.543cm">
          <draw:text-box>
            <text:p text:style-name="P1"><text:span text:style-name="T1">7000</text:span></text:p>
          </draw:text-box>
        </draw:frame>
        <draw:frame draw:style-name="gr15" draw:layer="layout" svg:width="0.256cm" svg:height="0.255cm" svg:x="15.867cm" svg:y="11.543cm">
          <draw:text-box>
            <text:p text:style-name="P1"><text:span text:style-name="T2">10</text:span></text:p>
          </draw:text-box>
        </draw:frame>
        <draw:frame draw:style-name="gr15" draw:layer="layout" svg:width="0.256cm" svg:height="0.255cm" svg:x="18.093cm" svg:y="11.543cm">
          <draw:text-box>
            <text:p text:style-name="P1"><text:span text:style-name="T2">10</text:span></text:p>
          </draw:text-box>
        </draw:frame>
        <draw:frame draw:style-name="gr24" draw:layer="layout" svg:width="3.304cm" svg:height="0.255cm" svg:x="2.437cm" svg:y="11.832cm">
          <draw:text-box>
            <text:p text:style-name="P1"><text:span text:style-name="T1">Price difference creditor Account</text:span></text:p>
          </draw:text-box>
        </draw:frame>
        <draw:frame draw:style-name="gr7" draw:layer="layout" svg:width="0.51cm" svg:height="0.255cm" svg:x="6.36cm" svg:y="11.832cm">
          <draw:text-box>
            <text:p text:style-name="P1"><text:span text:style-name="T1">7095</text:span></text:p>
          </draw:text-box>
        </draw:frame>
        <draw:frame draw:style-name="gr18" draw:layer="layout" svg:width="1.64cm" svg:height="0.255cm" svg:x="2.437cm" svg:y="12.125cm">
          <draw:text-box>
            <text:p text:style-name="P1"><text:span text:style-name="T1">Income Account</text:span></text:p>
          </draw:text-box>
        </draw:frame>
        <draw:frame draw:style-name="gr7" draw:layer="layout" svg:width="0.51cm" svg:height="0.255cm" svg:x="6.36cm" svg:y="12.125cm">
          <draw:text-box>
            <text:p text:style-name="P1"><text:span text:style-name="T1">8000</text:span></text:p>
          </draw:text-box>
        </draw:frame>
        <draw:frame draw:style-name="gr7" draw:layer="layout" svg:width="0.51cm" svg:height="0.255cm" svg:x="6.36cm" svg:y="12.418cm">
          <draw:text-box>
            <text:p text:style-name="P1"><text:span text:style-name="T1">4000</text:span></text:p>
          </draw:text-box>
        </draw:frame>
        <draw:frame draw:style-name="gr12" draw:layer="layout" svg:width="0.129cm" svg:height="0.255cm" svg:x="11.475cm" svg:y="12.418cm">
          <draw:text-box>
            <text:p text:style-name="P1"><text:span text:style-name="T2">9</text:span></text:p>
          </draw:text-box>
        </draw:frame>
        <draw:frame draw:style-name="gr12" draw:layer="layout" svg:width="0.129cm" svg:height="0.255cm" svg:x="13.705cm" svg:y="12.418cm">
          <draw:text-box>
            <text:p text:style-name="P1"><text:span text:style-name="T2">9</text:span></text:p>
          </draw:text-box>
        </draw:frame>
        <draw:frame draw:style-name="gr19" draw:layer="layout" svg:width="2.745cm" svg:height="0.255cm" svg:x="2.437cm" svg:y="12.711cm">
          <draw:text-box>
            <text:p text:style-name="P1"><text:span text:style-name="T1">Creditor Account (Payable)</text:span></text:p>
          </draw:text-box>
        </draw:frame>
        <draw:frame draw:style-name="gr7" draw:layer="layout" svg:width="0.51cm" svg:height="0.255cm" svg:x="6.36cm" svg:y="12.711cm">
          <draw:text-box>
            <text:p text:style-name="P1"><text:span text:style-name="T1">4400</text:span></text:p>
          </draw:text-box>
        </draw:frame>
        <draw:frame draw:style-name="gr15" draw:layer="layout" svg:width="0.256cm" svg:height="0.255cm" svg:x="14.382cm" svg:y="12.711cm">
          <draw:text-box>
            <text:p text:style-name="P1"><text:span text:style-name="T2">20</text:span></text:p>
          </draw:text-box>
        </draw:frame>
        <draw:frame draw:style-name="gr15" draw:layer="layout" svg:width="0.256cm" svg:height="0.255cm" svg:x="22.549cm" svg:y="12.711cm">
          <draw:text-box>
            <text:p text:style-name="P1"><text:span text:style-name="T2">20</text:span></text:p>
          </draw:text-box>
        </draw:frame>
        <draw:frame draw:style-name="gr20" draw:layer="layout" svg:width="1.983cm" svg:height="0.255cm" svg:x="2.437cm" svg:y="13cm">
          <draw:text-box>
            <text:p text:style-name="P1"><text:span text:style-name="T1">Bank/Cash account</text:span></text:p>
          </draw:text-box>
        </draw:frame>
        <draw:frame draw:style-name="gr7" draw:layer="layout" svg:width="0.51cm" svg:height="0.255cm" svg:x="6.36cm" svg:y="13cm">
          <draw:text-box>
            <text:p text:style-name="P1"><text:span text:style-name="T1">5000</text:span></text:p>
          </draw:text-box>
        </draw:frame>
        <draw:frame draw:style-name="gr12" draw:layer="layout" svg:width="0.129cm" svg:height="0.255cm" svg:x="12.22cm" svg:y="13cm">
          <draw:text-box>
            <text:p text:style-name="P1"><text:span text:style-name="T2">9</text:span></text:p>
          </draw:text-box>
        </draw:frame>
        <draw:frame draw:style-name="gr12" draw:layer="layout" svg:width="0.129cm" svg:height="0.255cm" svg:x="18.898cm" svg:y="13cm">
          <draw:text-box>
            <text:p text:style-name="P1"><text:span text:style-name="T2">9</text:span></text:p>
          </draw:text-box>
        </draw:frame>
        <draw:frame draw:style-name="gr15" draw:layer="layout" svg:width="0.256cm" svg:height="0.255cm" svg:x="15.123cm" svg:y="13.293cm">
          <draw:text-box>
            <text:p text:style-name="P1"><text:span text:style-name="T2">20</text:span></text:p>
          </draw:text-box>
        </draw:frame>
        <draw:frame draw:style-name="gr15" draw:layer="layout" svg:width="0.256cm" svg:height="0.255cm" svg:x="17.353cm" svg:y="13.293cm">
          <draw:text-box>
            <text:p text:style-name="P1"><text:span text:style-name="T2">20</text:span></text:p>
          </draw:text-box>
        </draw:frame>
        <draw:frame draw:style-name="gr25" draw:layer="layout" svg:width="9.408cm" svg:height="0.255cm" svg:x="2.437cm" svg:y="14.764cm">
          <draw:text-box>
            <text:p text:style-name="P1"><text:span text:style-name="T1">In double-entry accounting, Debit and Credit symbols are used instead of + and – operations.</text:span></text:p>
          </draw:text-box>
        </draw:frame>
        <draw:frame draw:style-name="gr26" draw:layer="layout" svg:width="5.831cm" svg:height="0.255cm" svg:x="2.437cm" svg:y="15.932cm">
          <draw:text-box>
            <text:p text:style-name="P1"><text:span text:style-name="T1">For each transaction, the total of Dr and Cr must be equal</text:span></text:p>
          </draw:text-box>
        </draw:frame>
        <draw:frame draw:style-name="gr27" draw:layer="layout" svg:width="0.256cm" svg:height="0.255cm" svg:x="6.293cm" svg:y="16.503cm">
          <draw:text-box>
            <text:p text:style-name="P1"><text:span text:style-name="T2">Dr</text:span></text:p>
          </draw:text-box>
        </draw:frame>
        <draw:frame draw:style-name="gr27" draw:layer="layout" svg:width="0.256cm" svg:height="0.255cm" svg:x="7.203cm" svg:y="16.517cm">
          <draw:text-box>
            <text:p text:style-name="P1"><text:span text:style-name="T2">Cr</text:span></text:p>
          </draw:text-box>
        </draw:frame>
        <draw:frame draw:style-name="gr12" draw:layer="layout" svg:width="0.137cm" svg:height="0.255cm" svg:x="6.353cm" svg:y="16.796cm">
          <draw:text-box>
            <text:p text:style-name="P1"><text:span text:style-name="T1">+</text:span></text:p>
          </draw:text-box>
        </draw:frame>
        <draw:frame draw:style-name="gr12" draw:layer="layout" svg:width="0.078cm" svg:height="0.255cm" svg:x="7.291cm" svg:y="16.81cm">
          <draw:text-box>
            <text:p text:style-name="P1"><text:span text:style-name="T1">-</text:span></text:p>
          </draw:text-box>
        </draw:frame>
        <draw:frame draw:style-name="gr12" draw:layer="layout" svg:width="0.078cm" svg:height="0.255cm" svg:x="6.385cm" svg:y="17.089cm">
          <draw:text-box>
            <text:p text:style-name="P1"><text:span text:style-name="T1">-</text:span></text:p>
          </draw:text-box>
        </draw:frame>
        <draw:frame draw:style-name="gr12" draw:layer="layout" svg:width="0.137cm" svg:height="0.255cm" svg:x="7.267cm" svg:y="17.099cm">
          <draw:text-box>
            <text:p text:style-name="P1"><text:span text:style-name="T1">+</text:span></text:p>
          </draw:text-box>
        </draw:frame>
        <draw:frame draw:style-name="gr12" draw:layer="layout" svg:width="0.137cm" svg:height="0.255cm" svg:x="6.353cm" svg:y="17.378cm">
          <draw:text-box>
            <text:p text:style-name="P1"><text:span text:style-name="T1">+</text:span></text:p>
          </draw:text-box>
        </draw:frame>
        <draw:frame draw:style-name="gr12" draw:layer="layout" svg:width="0.078cm" svg:height="0.255cm" svg:x="7.291cm" svg:y="17.392cm">
          <draw:text-box>
            <text:p text:style-name="P1"><text:span text:style-name="T1">-</text:span></text:p>
          </draw:text-box>
        </draw:frame>
        <draw:frame draw:style-name="gr12" draw:layer="layout" svg:width="0.078cm" svg:height="0.255cm" svg:x="6.385cm" svg:y="17.671cm">
          <draw:text-box>
            <text:p text:style-name="P1"><text:span text:style-name="T1">-</text:span></text:p>
          </draw:text-box>
        </draw:frame>
        <draw:frame draw:style-name="gr12" draw:layer="layout" svg:width="0.137cm" svg:height="0.255cm" svg:x="7.267cm" svg:y="17.685cm">
          <draw:text-box>
            <text:p text:style-name="P1"><text:span text:style-name="T1">+</text:span></text:p>
          </draw:text-box>
        </draw:frame>
        <draw:frame draw:style-name="gr28" draw:layer="layout" svg:width="0.713cm" svg:height="0.255cm" svg:x="5.221cm" svg:y="17.964cm">
          <draw:text-box>
            <text:p text:style-name="P1"><text:span text:style-name="T1">Capital</text:span></text:p>
          </draw:text-box>
        </draw:frame>
        <draw:frame draw:style-name="gr12" draw:layer="layout" svg:width="0.078cm" svg:height="0.255cm" svg:x="6.385cm" svg:y="17.964cm">
          <draw:text-box>
            <text:p text:style-name="P1"><text:span text:style-name="T1">-</text:span></text:p>
          </draw:text-box>
        </draw:frame>
        <draw:frame draw:style-name="gr12" draw:layer="layout" svg:width="0.137cm" svg:height="0.255cm" svg:x="7.267cm" svg:y="17.974cm">
          <draw:text-box>
            <text:p text:style-name="P1"><text:span text:style-name="T1">+</text:span></text:p>
          </draw:text-box>
        </draw:frame>
        <draw:frame draw:style-name="gr29" draw:layer="layout" svg:width="4.688cm" svg:height="0.255cm" svg:x="2.014cm" svg:y="2.484cm">
          <draw:text-box>
            <text:p text:style-name="P1"><text:span text:style-name="T2">OpenERP Transaction – default mode with:</text:span></text:p>
          </draw:text-box>
        </draw:frame>
        <draw:frame draw:style-name="gr30" draw:layer="layout" svg:width="4.155cm" svg:height="0.255cm" svg:x="2.434cm" svg:y="2.773cm">
          <draw:text-box>
            <text:p text:style-name="P1"><text:span text:style-name="T1">Stock account set on warehouse location</text:span></text:p>
          </draw:text-box>
        </draw:frame>
        <draw:frame draw:style-name="gr31" draw:layer="layout" svg:width="6.2cm" svg:height="0.255cm" svg:x="2.434cm" svg:y="3.066cm">
          <draw:text-box>
            <text:p text:style-name="P1"><text:span text:style-name="T1">Stock input/Ouput contra-transaction accounts set on product</text:span></text:p>
          </draw:text-box>
        </draw:frame>
        <draw:frame draw:style-name="gr32" draw:layer="layout" svg:width="1.348cm" svg:height="0.255cm" svg:x="14.206cm" svg:y="3.373cm">
          <draw:text-box>
            <text:p text:style-name="P1"><text:span text:style-name="T2">(Receivable)</text:span></text:p>
          </draw:text-box>
        </draw:frame>
        <draw:frame draw:style-name="gr33" draw:layer="layout" svg:width="1.336cm" svg:height="0.255cm" svg:x="17.183cm" svg:y="3.373cm">
          <draw:text-box>
            <text:p text:style-name="P1"><text:span text:style-name="T2">(Cash/Bank)</text:span></text:p>
          </draw:text-box>
        </draw:frame>
        <draw:frame draw:style-name="gr34" draw:layer="layout" svg:width="1.094cm" svg:height="0.255cm" svg:x="18.785cm" svg:y="3.373cm">
          <draw:text-box>
            <text:p text:style-name="P1"><text:span text:style-name="T2">(Expense)</text:span></text:p>
          </draw:text-box>
        </draw:frame>
        <draw:frame draw:style-name="gr35" draw:layer="layout" svg:width="0.955cm" svg:height="0.255cm" svg:x="20.341cm" svg:y="3.373cm">
          <draw:text-box>
            <text:p text:style-name="P1"><text:span text:style-name="T2">(Income)</text:span></text:p>
          </draw:text-box>
        </draw:frame>
        <draw:frame draw:style-name="gr36" draw:layer="layout" svg:width="0.535cm" svg:height="0.255cm" svg:x="9.786cm" svg:y="3.648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10.491cm" svg:y="3.648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1.271cm" svg:y="3.648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11.976cm" svg:y="3.648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2.756cm" svg:y="3.648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13.458cm" svg:y="3.648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4.241cm" svg:y="3.648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14.943cm" svg:y="3.648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5.726cm" svg:y="3.648cm">
          <draw:text-box>
            <text:p text:style-name="P1"><text:span text:style-name="T1">Debit</text:span></text:p>
          </draw:text-box>
        </draw:frame>
        <draw:frame draw:style-name="gr38" draw:layer="layout" svg:width="0.612cm" svg:height="0.255cm" svg:x="16.428cm" svg:y="3.648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7.212cm" svg:y="3.648cm">
          <draw:text-box>
            <text:p text:style-name="P1"><text:span text:style-name="T1">Debit</text:span></text:p>
          </draw:text-box>
        </draw:frame>
        <draw:frame draw:style-name="gr38" draw:layer="layout" svg:width="0.612cm" svg:height="0.255cm" svg:x="17.914cm" svg:y="3.648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8.693cm" svg:y="3.648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19.399cm" svg:y="3.648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20.178cm" svg:y="3.648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20.884cm" svg:y="3.648cm">
          <draw:text-box>
            <text:p text:style-name="P1"><text:span text:style-name="T1">Credit</text:span></text:p>
          </draw:text-box>
        </draw:frame>
        <draw:frame draw:style-name="gr39" draw:layer="layout" svg:width="1.399cm" svg:height="0.255cm" svg:x="2.434cm" svg:y="3.941cm">
          <draw:text-box>
            <text:p text:style-name="P1"><text:span text:style-name="T1">Supplier price</text:span></text:p>
          </draw:text-box>
        </draw:frame>
        <draw:frame draw:style-name="gr40" draw:layer="layout" svg:width="1.018cm" svg:height="0.255cm" svg:x="2.434cm" svg:y="4.233cm">
          <draw:text-box>
            <text:p text:style-name="P1"><text:span text:style-name="T1">Sale price</text:span></text:p>
          </draw:text-box>
        </draw:frame>
        <draw:frame draw:style-name="gr41" draw:layer="layout" svg:width="2.237cm" svg:height="0.255cm" svg:x="7.32cm" svg:y="4.233cm">
          <draw:text-box>
            <text:p text:style-name="P1"><text:span text:style-name="T1">1. Purchase 1 product</text:span></text:p>
          </draw:text-box>
        </draw:frame>
        <draw:frame draw:style-name="gr42" draw:layer="layout" svg:width="1.932cm" svg:height="0.255cm" svg:x="2.434cm" svg:y="4.526cm">
          <draw:text-box>
            <text:p text:style-name="P1"><text:span text:style-name="T1">Sale/Purchase Tax</text:span></text:p>
          </draw:text-box>
        </draw:frame>
        <draw:frame draw:style-name="gr43" draw:layer="layout" svg:width="0.866cm" svg:height="0.255cm" svg:x="7.796cm" svg:y="4.526cm">
          <draw:text-box>
            <text:p text:style-name="P1"><text:span text:style-name="T3">No entry</text:span></text:p>
          </draw:text-box>
        </draw:frame>
        <draw:frame draw:style-name="gr44" draw:layer="layout" svg:width="2.479cm" svg:height="0.255cm" svg:x="2.434cm" svg:y="4.816cm">
          <draw:text-box>
            <text:p text:style-name="P1"><text:span text:style-name="T1">Stock Valuation Account</text:span></text:p>
          </draw:text-box>
        </draw:frame>
        <draw:frame draw:style-name="gr45" draw:layer="layout" svg:width="2.161cm" svg:height="0.255cm" svg:x="7.32cm" svg:y="4.816cm">
          <draw:text-box>
            <text:p text:style-name="P1"><text:span text:style-name="T1">2. Receive 1 product </text:span></text:p>
          </draw:text-box>
        </draw:frame>
        <draw:frame draw:style-name="gr46" draw:layer="layout" svg:width="2.034cm" svg:height="0.255cm" svg:x="2.434cm" svg:y="5.108cm">
          <draw:text-box>
            <text:p text:style-name="P1"><text:span text:style-name="T1">Stock Input Account</text:span></text:p>
          </draw:text-box>
        </draw:frame>
        <draw:frame draw:style-name="gr47" draw:layer="layout" svg:width="1.869cm" svg:height="0.255cm" svg:x="7.32cm" svg:y="5.108cm">
          <draw:text-box>
            <text:p text:style-name="P1"><text:span text:style-name="T1">3. Supplier invoice</text:span></text:p>
          </draw:text-box>
        </draw:frame>
        <draw:frame draw:style-name="gr48" draw:layer="layout" svg:width="2.212cm" svg:height="0.255cm" svg:x="2.434cm" svg:y="5.401cm">
          <draw:text-box>
            <text:p text:style-name="P1"><text:span text:style-name="T1">Stock Output Account</text:span></text:p>
          </draw:text-box>
        </draw:frame>
        <draw:frame draw:style-name="gr49" draw:layer="layout" svg:width="1.513cm" svg:height="0.255cm" svg:x="7.32cm" svg:y="5.401cm">
          <draw:text-box>
            <text:p text:style-name="P1"><text:span text:style-name="T1">4. Pay supplier</text:span></text:p>
          </draw:text-box>
        </draw:frame>
        <draw:frame draw:style-name="gr50" draw:layer="layout" svg:width="1.653cm" svg:height="0.255cm" svg:x="7.32cm" svg:y="5.694cm">
          <draw:text-box>
            <text:p text:style-name="P1"><text:span text:style-name="T1">5. Sell 1 product</text:span></text:p>
          </draw:text-box>
        </draw:frame>
        <draw:frame draw:style-name="gr43" draw:layer="layout" svg:width="0.866cm" svg:height="0.255cm" svg:x="7.796cm" svg:y="5.983cm">
          <draw:text-box>
            <text:p text:style-name="P1"><text:span text:style-name="T3">No entry</text:span></text:p>
          </draw:text-box>
        </draw:frame>
        <draw:frame draw:style-name="gr51" draw:layer="layout" svg:width="2.988cm" svg:height="0.255cm" svg:x="2.434cm" svg:y="6.276cm">
          <draw:text-box>
            <text:p text:style-name="P1"><text:span text:style-name="T1">Debtor Account (Receivable)</text:span></text:p>
          </draw:text-box>
        </draw:frame>
        <draw:frame draw:style-name="gr52" draw:layer="layout" svg:width="1.983cm" svg:height="0.255cm" svg:x="7.32cm" svg:y="6.276cm">
          <draw:text-box>
            <text:p text:style-name="P1"><text:span text:style-name="T1">6. Deliver 1 product</text:span></text:p>
          </draw:text-box>
        </draw:frame>
        <draw:frame draw:style-name="gr53" draw:layer="layout" svg:width="2.034cm" svg:height="0.255cm" svg:x="7.32cm" svg:y="6.569cm">
          <draw:text-box>
            <text:p text:style-name="P1"><text:span text:style-name="T1">7. Customer Invoice</text:span></text:p>
          </draw:text-box>
        </draw:frame>
        <draw:frame draw:style-name="gr54" draw:layer="layout" svg:width="1.793cm" svg:height="0.255cm" svg:x="7.32cm" svg:y="6.858cm">
          <draw:text-box>
            <text:p text:style-name="P1"><text:span text:style-name="T1">8. Customer pays</text:span></text:p>
          </draw:text-box>
        </draw:frame>
        <draw:frame draw:style-name="gr55" draw:layer="layout" svg:width="5.285cm" svg:height="0.255cm" svg:x="2.014cm" svg:y="7.747cm">
          <draw:text-box>
            <text:p text:style-name="P1"><text:span text:style-name="T2">OpenERP Transaction – anglo-saxon mode with:</text:span></text:p>
          </draw:text-box>
        </draw:frame>
        <draw:frame draw:style-name="gr56" draw:layer="layout" svg:width="2.606cm" svg:height="0.255cm" svg:x="9.86cm" svg:y="7.761cm">
          <draw:text-box>
            <text:p text:style-name="P1"><text:span text:style-name="T2">Highlighting of changes</text:span></text:p>
          </draw:text-box>
        </draw:frame>
        <draw:frame draw:style-name="gr30" draw:layer="layout" svg:width="4.155cm" svg:height="0.255cm" svg:x="2.434cm" svg:y="8.054cm">
          <draw:text-box>
            <text:p text:style-name="P1"><text:span text:style-name="T1">Stock account set on warehouse location</text:span></text:p>
          </draw:text-box>
        </draw:frame>
        <draw:frame draw:style-name="gr57" draw:layer="layout" svg:width="3.812cm" svg:height="0.255cm" svg:x="2.434cm" svg:y="8.347cm">
          <draw:text-box>
            <text:p text:style-name="P1"><text:span text:style-name="T1">Stock interim accounts set on product</text:span></text:p>
          </draw:text-box>
        </draw:frame>
        <draw:frame draw:style-name="gr58" draw:layer="layout" svg:width="5.59cm" svg:height="0.255cm" svg:x="2.434cm" svg:y="8.636cm">
          <draw:text-box>
            <text:p text:style-name="P1"><text:span text:style-name="T1">Cost of Goods Sold set as expense account on product</text:span></text:p>
          </draw:text-box>
        </draw:frame>
        <draw:frame draw:style-name="gr59" draw:layer="layout" svg:width="3.964cm" svg:height="0.255cm" svg:x="2.434cm" svg:y="8.915cm">
          <draw:text-box>
            <text:p text:style-name="P1"><text:span text:style-name="T1">Price difference account set on product</text:span></text:p>
          </draw:text-box>
        </draw:frame>
        <draw:frame draw:style-name="gr60" draw:layer="layout" svg:width="1.386cm" svg:height="0.255cm" svg:x="9.729cm" svg:y="9.222cm">
          <draw:text-box>
            <text:p text:style-name="P1"><text:span text:style-name="T2">(Interim rec.)</text:span></text:p>
          </draw:text-box>
        </draw:frame>
        <draw:frame draw:style-name="gr61" draw:layer="layout" svg:width="1.374cm" svg:height="0.255cm" svg:x="11.221cm" svg:y="9.222cm">
          <draw:text-box>
            <text:p text:style-name="P1"><text:span text:style-name="T2">(Interim del.)</text:span></text:p>
          </draw:text-box>
        </draw:frame>
        <draw:frame draw:style-name="gr32" draw:layer="layout" svg:width="1.348cm" svg:height="0.255cm" svg:x="14.206cm" svg:y="9.222cm">
          <draw:text-box>
            <text:p text:style-name="P1"><text:span text:style-name="T2">(Receivable)</text:span></text:p>
          </draw:text-box>
        </draw:frame>
        <draw:frame draw:style-name="gr33" draw:layer="layout" svg:width="1.336cm" svg:height="0.255cm" svg:x="17.183cm" svg:y="9.222cm">
          <draw:text-box>
            <text:p text:style-name="P1"><text:span text:style-name="T2">(Cash/Bank)</text:span></text:p>
          </draw:text-box>
        </draw:frame>
        <draw:frame draw:style-name="gr62" draw:layer="layout" svg:width="1.196cm" svg:height="0.255cm" svg:x="20.217cm" svg:y="9.222cm">
          <draw:text-box>
            <text:p text:style-name="P1"><text:span text:style-name="T2">(Price diff.)</text:span></text:p>
          </draw:text-box>
        </draw:frame>
        <draw:frame draw:style-name="gr35" draw:layer="layout" svg:width="0.955cm" svg:height="0.255cm" svg:x="21.826cm" svg:y="9.222cm">
          <draw:text-box>
            <text:p text:style-name="P1"><text:span text:style-name="T2">(Income)</text:span></text:p>
          </draw:text-box>
        </draw:frame>
        <draw:frame draw:style-name="gr36" draw:layer="layout" svg:width="0.535cm" svg:height="0.255cm" svg:x="9.786cm" svg:y="9.5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10.491cm" svg:y="9.5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1.271cm" svg:y="9.5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11.976cm" svg:y="9.5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2.756cm" svg:y="9.5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13.458cm" svg:y="9.5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4.241cm" svg:y="9.5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14.943cm" svg:y="9.5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5.726cm" svg:y="9.5cm">
          <draw:text-box>
            <text:p text:style-name="P1"><text:span text:style-name="T1">Debit</text:span></text:p>
          </draw:text-box>
        </draw:frame>
        <draw:frame draw:style-name="gr38" draw:layer="layout" svg:width="0.612cm" svg:height="0.255cm" svg:x="16.428cm" svg:y="9.5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7.212cm" svg:y="9.5cm">
          <draw:text-box>
            <text:p text:style-name="P1"><text:span text:style-name="T1">Debit</text:span></text:p>
          </draw:text-box>
        </draw:frame>
        <draw:frame draw:style-name="gr38" draw:layer="layout" svg:width="0.612cm" svg:height="0.255cm" svg:x="17.914cm" svg:y="9.5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18.693cm" svg:y="9.5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19.399cm" svg:y="9.5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20.178cm" svg:y="9.5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20.884cm" svg:y="9.5cm">
          <draw:text-box>
            <text:p text:style-name="P1"><text:span text:style-name="T1">Credit</text:span></text:p>
          </draw:text-box>
        </draw:frame>
        <draw:frame draw:style-name="gr36" draw:layer="layout" svg:width="0.535cm" svg:height="0.255cm" svg:x="21.664cm" svg:y="9.5cm">
          <draw:text-box>
            <text:p text:style-name="P1"><text:span text:style-name="T1">Debit</text:span></text:p>
          </draw:text-box>
        </draw:frame>
        <draw:frame draw:style-name="gr37" draw:layer="layout" svg:width="0.612cm" svg:height="0.255cm" svg:x="22.366cm" svg:y="9.5cm">
          <draw:text-box>
            <text:p text:style-name="P1"><text:span text:style-name="T1">Credit</text:span></text:p>
          </draw:text-box>
        </draw:frame>
        <draw:frame draw:style-name="gr39" draw:layer="layout" svg:width="1.399cm" svg:height="0.255cm" svg:x="2.434cm" svg:y="9.79cm">
          <draw:text-box>
            <text:p text:style-name="P1"><text:span text:style-name="T1">Supplier price</text:span></text:p>
          </draw:text-box>
        </draw:frame>
        <draw:frame draw:style-name="gr40" draw:layer="layout" svg:width="1.018cm" svg:height="0.255cm" svg:x="2.434cm" svg:y="10.083cm">
          <draw:text-box>
            <text:p text:style-name="P1"><text:span text:style-name="T1">Sale price</text:span></text:p>
          </draw:text-box>
        </draw:frame>
        <draw:frame draw:style-name="gr41" draw:layer="layout" svg:width="2.237cm" svg:height="0.255cm" svg:x="7.32cm" svg:y="10.083cm">
          <draw:text-box>
            <text:p text:style-name="P1"><text:span text:style-name="T1">1. Purchase 1 product</text:span></text:p>
          </draw:text-box>
        </draw:frame>
        <draw:frame draw:style-name="gr42" draw:layer="layout" svg:width="1.932cm" svg:height="0.255cm" svg:x="2.434cm" svg:y="10.375cm">
          <draw:text-box>
            <text:p text:style-name="P1"><text:span text:style-name="T1">Sale/Purchase Tax</text:span></text:p>
          </draw:text-box>
        </draw:frame>
        <draw:frame draw:style-name="gr43" draw:layer="layout" svg:width="0.866cm" svg:height="0.255cm" svg:x="7.796cm" svg:y="10.375cm">
          <draw:text-box>
            <text:p text:style-name="P1"><text:span text:style-name="T3">No entry</text:span></text:p>
          </draw:text-box>
        </draw:frame>
        <draw:frame draw:style-name="gr44" draw:layer="layout" svg:width="2.479cm" svg:height="0.255cm" svg:x="2.434cm" svg:y="10.665cm">
          <draw:text-box>
            <text:p text:style-name="P1"><text:span text:style-name="T1">Stock Valuation Account</text:span></text:p>
          </draw:text-box>
        </draw:frame>
        <draw:frame draw:style-name="gr45" draw:layer="layout" svg:width="2.161cm" svg:height="0.255cm" svg:x="7.32cm" svg:y="10.665cm">
          <draw:text-box>
            <text:p text:style-name="P1"><text:span text:style-name="T1">2. Receive 1 product </text:span></text:p>
          </draw:text-box>
        </draw:frame>
        <draw:frame draw:style-name="gr63" draw:layer="layout" svg:width="3.368cm" svg:height="0.255cm" svg:x="2.434cm" svg:y="10.957cm">
          <draw:text-box>
            <text:p text:style-name="P1"><text:span text:style-name="T1">Stock Interim account (Received)</text:span></text:p>
          </draw:text-box>
        </draw:frame>
        <draw:frame draw:style-name="gr47" draw:layer="layout" svg:width="1.869cm" svg:height="0.255cm" svg:x="7.32cm" svg:y="10.957cm">
          <draw:text-box>
            <text:p text:style-name="P1"><text:span text:style-name="T1">3. Supplier invoice</text:span></text:p>
          </draw:text-box>
        </draw:frame>
        <draw:frame draw:style-name="gr64" draw:layer="layout" svg:width="3.38cm" svg:height="0.255cm" svg:x="2.434cm" svg:y="11.25cm">
          <draw:text-box>
            <text:p text:style-name="P1"><text:span text:style-name="T1">Stock Interim account (Delivered)</text:span></text:p>
          </draw:text-box>
        </draw:frame>
        <draw:frame draw:style-name="gr65" draw:layer="layout" svg:width="1.59cm" svg:height="0.255cm" svg:x="7.796cm" svg:y="11.25cm">
          <draw:text-box>
            <text:p text:style-name="P1"><text:span text:style-name="T1">Price difference</text:span></text:p>
          </draw:text-box>
        </draw:frame>
        <draw:frame draw:style-name="gr49" draw:layer="layout" svg:width="1.513cm" svg:height="0.255cm" svg:x="7.32cm" svg:y="11.543cm">
          <draw:text-box>
            <text:p text:style-name="P1"><text:span text:style-name="T1">4. Pay supplier</text:span></text:p>
          </draw:text-box>
        </draw:frame>
        <draw:frame draw:style-name="gr50" draw:layer="layout" svg:width="1.653cm" svg:height="0.255cm" svg:x="7.32cm" svg:y="11.832cm">
          <draw:text-box>
            <text:p text:style-name="P1"><text:span text:style-name="T1">5. Sell 1 product</text:span></text:p>
          </draw:text-box>
        </draw:frame>
        <draw:frame draw:style-name="gr43" draw:layer="layout" svg:width="0.866cm" svg:height="0.255cm" svg:x="7.796cm" svg:y="12.125cm">
          <draw:text-box>
            <text:p text:style-name="P1"><text:span text:style-name="T3">No entry</text:span></text:p>
          </draw:text-box>
        </draw:frame>
        <draw:frame draw:style-name="gr51" draw:layer="layout" svg:width="2.988cm" svg:height="0.255cm" svg:x="2.434cm" svg:y="12.418cm">
          <draw:text-box>
            <text:p text:style-name="P1"><text:span text:style-name="T1">Debtor Account (Receivable)</text:span></text:p>
          </draw:text-box>
        </draw:frame>
        <draw:frame draw:style-name="gr52" draw:layer="layout" svg:width="1.983cm" svg:height="0.255cm" svg:x="7.32cm" svg:y="12.418cm">
          <draw:text-box>
            <text:p text:style-name="P1"><text:span text:style-name="T1">6. Deliver 1 product</text:span></text:p>
          </draw:text-box>
        </draw:frame>
        <draw:frame draw:style-name="gr53" draw:layer="layout" svg:width="2.034cm" svg:height="0.255cm" svg:x="7.32cm" svg:y="12.711cm">
          <draw:text-box>
            <text:p text:style-name="P1"><text:span text:style-name="T1">7. Customer Invoice</text:span></text:p>
          </draw:text-box>
        </draw:frame>
        <draw:frame draw:style-name="gr66" draw:layer="layout" svg:width="1.247cm" svg:height="0.255cm" svg:x="7.796cm" svg:y="13cm">
          <draw:text-box>
            <text:p text:style-name="P1"><text:span text:style-name="T1">Cost of Sale</text:span></text:p>
          </draw:text-box>
        </draw:frame>
        <draw:frame draw:style-name="gr54" draw:layer="layout" svg:width="1.793cm" svg:height="0.255cm" svg:x="7.32cm" svg:y="13.293cm">
          <draw:text-box>
            <text:p text:style-name="P1"><text:span text:style-name="T1">8. Customer pays</text:span></text:p>
          </draw:text-box>
        </draw:frame>
        <draw:frame draw:style-name="gr67" draw:layer="layout" svg:width="2.009cm" svg:height="0.255cm" svg:x="2.434cm" svg:y="14.475cm">
          <draw:text-box>
            <text:p text:style-name="P1"><text:span text:style-name="T2">Generic Principles</text:span></text:p>
          </draw:text-box>
        </draw:frame>
        <draw:frame draw:style-name="gr68" draw:layer="layout" svg:width="5.738cm" svg:height="0.255cm" svg:x="2.434cm" svg:y="15.057cm">
          <draw:text-box>
            <text:p text:style-name="P1"><text:span text:style-name="T2">Debit (Dr) </text:span><text:span text:style-name="T1">transaction = increase in </text:span><text:span text:style-name="T2">assets </text:span><text:span text:style-name="T1">or </text:span><text:span text:style-name="T2">expenses</text:span></text:p>
          </draw:text-box>
        </draw:frame>
        <draw:frame draw:style-name="gr69" draw:layer="layout" svg:width="5.522cm" svg:height="0.255cm" svg:x="2.434cm" svg:y="15.349cm">
          <draw:text-box>
            <text:p text:style-name="P1"><text:span text:style-name="T2">Credit (Cr) </text:span><text:span text:style-name="T1">transaction = increase in </text:span><text:span text:style-name="T2">liabilities </text:span><text:span text:style-name="T1">or </text:span><text:span text:style-name="T2">gain</text:span></text:p>
          </draw:text-box>
        </draw:frame>
        <draw:frame draw:style-name="gr70" draw:layer="layout" svg:width="11.33cm" svg:height="0.255cm" svg:x="2.434cm" svg:y="15.642cm">
          <draw:text-box>
            <text:p text:style-name="P1"><text:span text:style-name="T1">Opposite transactions also used to decrease the values, e.g. a </text:span><text:span text:style-name="T2">debit </text:span><text:span text:style-name="T1">transaction will </text:span><text:span text:style-name="T3">decrease </text:span><text:span text:style-name="T2">liabilities </text:span><text:span text:style-name="T1">or </text:span><text:span text:style-name="T2">gain</text:span></text:p>
          </draw:text-box>
        </draw:frame>
        <draw:frame draw:style-name="gr71" draw:layer="layout" svg:width="1.653cm" svg:height="0.255cm" svg:x="4.268cm" svg:y="16.503cm">
          <draw:text-box>
            <text:p text:style-name="P1"><text:span text:style-name="T2">Reminder table</text:span></text:p>
          </draw:text-box>
        </draw:frame>
        <draw:frame draw:style-name="gr72" draw:layer="layout" svg:width="0.574cm" svg:height="0.255cm" svg:x="5.351cm" svg:y="16.796cm">
          <draw:text-box>
            <text:p text:style-name="P1"><text:span text:style-name="T1">Asset</text:span></text:p>
          </draw:text-box>
        </draw:frame>
        <draw:frame draw:style-name="gr73" draw:layer="layout" svg:width="0.764cm" svg:height="0.255cm" svg:x="5.164cm" svg:y="17.089cm">
          <draw:text-box>
            <text:p text:style-name="P1"><text:span text:style-name="T1">Liability</text:span></text:p>
          </draw:text-box>
        </draw:frame>
        <draw:frame draw:style-name="gr74" draw:layer="layout" svg:width="0.891cm" svg:height="0.255cm" svg:x="5.034cm" svg:y="17.378cm">
          <draw:text-box>
            <text:p text:style-name="P1"><text:span text:style-name="T1">Expense</text:span></text:p>
          </draw:text-box>
        </draw:frame>
        <draw:frame draw:style-name="gr75" draw:layer="layout" svg:width="1.424cm" svg:height="0.255cm" svg:x="4.494cm" svg:y="17.671cm">
          <draw:text-box>
            <text:p text:style-name="P1"><text:span text:style-name="T1">Income / G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6-16T10:07:48</dc:date>
    <dc:creator>Els Van Vossel</dc:creator>
    <meta:generator>LibreOffice/3.3$Unix LibreOffice_project/330m19$Build-202</meta:generator>
    <meta:editing-duration>PT2M11S</meta:editing-duration>
    <meta:editing-cycles>2</meta:editing-cycles>
    <meta:document-statistic meta:object-count="298"/>
  </office:meta>
</office:document-meta>
</file>